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08c40e" officeooo:paragraph-rsid="0008c40e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9.5pt" style:font-size-asian="9.5pt" style:font-size-complex="9.5pt"/>
    </style:style>
    <style:style style:name="P3" style:family="paragraph" style:parent-style-name="Preformatted_20_Text">
      <style:text-properties fo:font-size="9.5pt" officeooo:paragraph-rsid="0008c40e" style:font-size-asian="9.5pt" style:font-size-complex="9.5pt"/>
    </style:style>
    <style:style style:name="P4" style:family="paragraph" style:parent-style-name="Preformatted_20_Text">
      <style:text-properties fo:font-size="9.5pt" officeooo:paragraph-rsid="000352ea" style:font-size-asian="9.5pt" style:font-size-complex="9.5pt"/>
    </style:style>
    <style:style style:name="P5" style:family="paragraph" style:parent-style-name="Preformatted_20_Text">
      <style:text-properties fo:font-size="9.5pt" officeooo:rsid="000a61e9" officeooo:paragraph-rsid="000a61e9" style:font-size-asian="9.5pt" style:font-size-complex="9.5pt"/>
    </style:style>
    <style:style style:name="P6" style:family="paragraph" style:parent-style-name="Preformatted_20_Text">
      <style:text-properties fo:font-size="9.5pt" officeooo:paragraph-rsid="000a61e9" style:font-size-asian="9.5pt" style:font-size-complex="9.5pt"/>
    </style:style>
    <style:style style:name="P7" style:family="paragraph" style:parent-style-name="Preformatted_20_Text">
      <style:text-properties fo:font-size="9.5pt" officeooo:rsid="0008c40e" officeooo:paragraph-rsid="0008c40e" style:font-size-asian="9.5pt" style:font-size-complex="9.5pt"/>
    </style:style>
    <style:style style:name="P8" style:family="paragraph" style:parent-style-name="Preformatted_20_Text">
      <style:text-properties fo:font-size="9.5pt" fo:font-weight="bold" style:font-size-asian="9.5pt" style:font-weight-asian="bold" style:font-size-complex="9.5pt" style:font-weight-complex="bold"/>
    </style:style>
    <style:style style:name="P9" style:family="paragraph" style:parent-style-name="Preformatted_20_Text">
      <style:text-properties fo:font-size="9.5pt" fo:font-weight="bold" officeooo:rsid="00059a14" officeooo:paragraph-rsid="000352ea" style:font-size-asian="9.5pt" style:font-weight-asian="bold" style:font-size-complex="9.5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9.5pt" style:font-size-asian="9.5pt" style:font-size-complex="9.5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font-size="9.5pt" fo:font-weight="bold" style:font-size-asian="9.5pt" style:font-weight-asian="bold" style:font-size-complex="9.5pt" style:font-weight-complex="bold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size="9.5pt" fo:font-weight="bold" officeooo:paragraph-rsid="0008c40e" style:font-size-asian="9.5pt" style:font-weight-asian="bold" style:font-size-complex="9.5pt" style:font-weight-complex="bold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fo:font-size="9.5pt" fo:font-weight="bold" officeooo:rsid="000a61e9" officeooo:paragraph-rsid="000a61e9" style:font-size-asian="9.5pt" style:font-weight-asian="bold" style:font-size-complex="9.5pt" style:font-weight-complex="bold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fo:font-size="9.5pt" officeooo:rsid="000a61e9" officeooo:paragraph-rsid="000a7f8c" style:font-size-asian="9.5pt" style:font-size-complex="9.5pt"/>
    </style:style>
    <style:style style:name="T1" style:family="text">
      <style:text-properties fo:font-weight="bold" officeooo:rsid="00059a14" style:font-weight-asian="bold" style:font-weight-complex="bold"/>
    </style:style>
    <style:style style:name="T2" style:family="text">
      <style:text-properties officeooo:rsid="0008c40e"/>
    </style:style>
    <style:style style:name="T3" style:family="text">
      <style:text-properties officeooo:rsid="000a61e9"/>
    </style:style>
    <style:style style:name="T4" style:family="text">
      <style:text-properties officeooo:rsid="000a7f8c"/>
    </style:style>
    <style:style style:name="T5" style:family="text">
      <style:text-properties officeooo:rsid="000fa2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x bomb</text:p>
      <text:p text:style-name="P7">Tom Jones 1999.</text:p>
      <text:p text:style-name="P9"/>
      <text:p text:style-name="P9">intro:</text:p>
      <text:p text:style-name="P2"><text:s text:c="21"/>1.,2.,3. <text:s text:c="11"/>4.</text:p>
      <text:p text:style-name="P2"><text:s text:c="4"/>G#m7 <text:s text:c="3"/>-maj7 G#m <text:s text:c="6"/>-maj7 <text:s text:c="15"/>D#</text:p>
      <text:p text:style-name="P2">||--2---2---3-3---4-|-----4-3-----3----||------4-3-----3---|</text:p>
      <text:p text:style-name="P2">||o-4---4---4-4---4-|-----4-4-----4---o||------4-4-----4---|</text:p>
      <text:p text:style-name="P2">||--4---4---4-4---4-|-----4-4-----4----||------4-3-----3---|</text:p>
      <text:p text:style-name="P2">||------------------|------------------||------------------|</text:p>
      <text:p text:style-name="P2">||o-----------------|-----------------o||------------------|</text:p>
      <text:p text:style-name="P10">||------------------|------------------||------------------|</text:p>
      <text:p text:style-name="P4"><text:span text:style-name="T1">Aw,</text:span>Aww, baby, Yeah, ooh yeah Huh, listen to this!<text:tab/><text:tab/><text:tab/><text:span text:style-name="T5">123</text:span></text:p>
      <text:p text:style-name="P9"/>
      <text:p text:style-name="P2"/>
      <text:p text:style-name="P2"><text:span text:style-name="T2">g#m</text:span> <text:s text:c="16"/>c#m</text:p>
      <text:p text:style-name="P2">Spy on me baby use satellite</text:p>
      <text:p text:style-name="P3"><text:span text:style-name="T2">g#m</text:span> <text:s text:c="23"/><text:span text:style-name="T4">D#</text:span></text:p>
      <text:p text:style-name="P2">Infrared to see me move through the night</text:p>
      <text:p text:style-name="P3"><text:span text:style-name="T2">g#m</text:span> <text:s text:c="13"/>c#m</text:p>
      <text:p text:style-name="P2">Aim gonna fire shoot me right</text:p>
      <text:p text:style-name="P2"><text:s text:c="4"/>g#m <text:s text:c="11"/><text:span text:style-name="T2">D#</text:span> <text:s text:c="6"/>g#m</text:p>
      <text:p text:style-name="P2">I'm gonna like the way you fight <text:s/>(I love the way you fight)</text:p>
      <text:p text:style-name="P2"/>
      <text:p text:style-name="P2">Now you found the secret code I use</text:p>
      <text:p text:style-name="P2">To wash away my lonely blues</text:p>
      <text:p text:style-name="P2">So I can't deny or lie cause you're the only one to make me fly</text:p>
      <text:p text:style-name="P2">(You know what you are, you are a)</text:p>
      <text:p text:style-name="P2"/>
      <text:p text:style-name="P12"><text:span text:style-name="T2">g#m</text:span> <text:s text:c="13"/>c#m</text:p>
      <text:p text:style-name="P11">Sexbomb sexbomb you're a sexbomb uh, huh</text:p>
      <text:p text:style-name="P12"><text:span text:style-name="T2">g#m</text:span> <text:s text:c="26"/><text:span text:style-name="T3">D#</text:span></text:p>
      <text:p text:style-name="P11">You can give it to me when I need to come along (give it to me)</text:p>
      <text:p text:style-name="P11">Sexbomb sexbomb you're my sexbomb</text:p>
      <text:p text:style-name="P11">And baby you can turn me on (baby you can turn me on)</text:p>
      <text:p text:style-name="P2"/>
      <text:p text:style-name="P5">1x instrumental</text:p>
      <text:p text:style-name="P2"/>
      <text:p text:style-name="P2">No don't get me wrong ain't gonna do you no harm (no)</text:p>
      <text:p text:style-name="P2">This bomb's for lovin' you can shoot it far</text:p>
      <text:p text:style-name="P2">I'm your main target come and help me ignite (ow)</text:p>
      <text:p text:style-name="P2">Love struck holding you tight (hold me tight darlin')</text:p>
      <text:p text:style-name="P2"/>
      <text:p text:style-name="P6">Make me explode although you know </text:p>
      <text:p text:style-name="P6">the route to go to sex me slow (slow baby)</text:p>
      <text:p text:style-name="P6">And yes I must react to claims of those </text:p>
      <text:p text:style-name="P6">who say that you are not all that</text:p>
      <text:p text:style-name="P2">(huh, huh,huh)</text:p>
      <text:p text:style-name="P8"/>
      <text:p text:style-name="P13">Chorus 2x</text:p>
      <text:p text:style-name="P2"/>
      <text:p text:style-name="P2">All in g#m</text:p>
      <text:p text:style-name="P2"/>
      <text:p text:style-name="P2">You can give me more and more counting up the score - Yeah</text:p>
      <text:p text:style-name="P2">You can turn me upside down inside out</text:p>
      <text:p text:style-name="P2">You can make me feel the real deal uh uh</text:p>
      <text:p text:style-name="P2"><text:s text:c="14"/><text:span text:style-name="T3">D# <text:s text:c="8"/>g#m</text:span></text:p>
      <text:p text:style-name="P2">I can give it to you any time because you're mine</text:p>
      <text:p text:style-name="P2">Ouch, Sexbomb, aw baby</text:p>
      <text:p text:style-name="P2"/>
      <text:p text:style-name="P14">1x instrumental (Bläsersolo) g#m am bm hm cm</text:p>
      <text:p text:style-name="P13"><text:line-break/>Chorus in cm (+ 4 Halbtöne)</text:p>
      <text:p text:style-name="P5"/>
      <text:p text:style-name="P5">And baby you can turn me on 8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31T15:40:02.906087064</meta:creation-date>
    <dc:date>2017-12-06T16:06:52.624866020</dc:date>
    <dc:creator>benutzer </dc:creator>
    <meta:editing-duration>PT42M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51" meta:word-count="343" meta:character-count="1932" meta:non-whitespace-character-count="1478"/>
  </office:meta>
</office:document-meta>
</file>